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9543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5465in"/>
    </style:style>
    <style:style style:name="co17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26pt solid #666666"/>
    </style:style>
    <style:style style:name="ce3" style:family="table-cell" style:parent-style-name="Default">
      <style:table-cell-properties fo:background-color="#ffffff" fo:border="0.26pt solid #6666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26pt solid #666666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border="0.26pt solid #666666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0" table:default-cell-style-name="ce1"/>
        <table:table-column table:style-name="co15" table:number-columns-repeated="3" table:default-cell-style-name="ce1"/>
        <table:table-column table:style-name="co14" table:default-cell-style-name="ce1"/>
        <table:table-column table:style-name="co11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0"/>
          <table:table-cell table:style-name="Default"/>
          <table:table-cell/>
          <table:table-cell table:style-name="ce6" office:value-type="string" calcext:value-type="string">
            <text:p>LB</text:p>
          </table:table-cell>
          <table:table-cell table:number-columns-repeated="1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3"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Master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Master 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Master 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Mon+Log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LK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Prometheus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2" office:value-type="string" calcext:value-type="string">
            <text:p>Grafana</text:p>
          </table:table-cell>
          <table:table-cell table:style-name="ce2" table:number-columns-repeated="3"/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3"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2"/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ОЗУ</text:p>
          </table:table-cell>
          <table:table-cell table:style-name="ce4" office:value-type="string" calcext:value-type="string">
            <text:p>Диск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Worker 1</text:p>
          </table:table-cell>
          <table:table-cell table:style-name="ce3" table:formula="of:=[.E16]+[.E17]+[.E18]+[.E19]+[.E20]+[.E21]+[.E22]+1" office:value-type="float" office:value="6" calcext:value-type="float">
            <text:p>6</text:p>
          </table:table-cell>
          <table:table-cell table:style-name="ce3" table:formula="of:=[.F16]+[.F17]+[.F18]+[.F19]+[.F20]+[.F21]+[.F22]+1" office:value-type="float" office:value="10.25" calcext:value-type="float">
            <text:p>10.25</text:p>
          </table:table-cell>
          <table:table-cell table:style-name="ce3" table:formula="of:=[.G16]+[.G17]+[.G18]+[.G19]+[.G20]+[.G21]+[.G22]+1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Worker 2</text:p>
          </table:table-cell>
          <table:table-cell table:style-name="ce3" table:formula="of:=[.J16]+[.J17]+[.J18]+[.J19]+[.J20]+[.J21]+[.J22]+1" office:value-type="float" office:value="6" calcext:value-type="float">
            <text:p>6</text:p>
          </table:table-cell>
          <table:table-cell table:style-name="ce3" table:formula="of:=[.K16]+[.K17]+[.K18]+[.K19]+[.K20]+[.K21]+[.K22]+1" office:value-type="float" office:value="10.25" calcext:value-type="float">
            <text:p>10.25</text:p>
          </table:table-cell>
          <table:table-cell table:style-name="ce3" table:formula="of:=[.L16]+[.L17]+[.L18]+[.L19]+[.L20]+[.L21]+[.L22]+1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Worker 3</text:p>
          </table:table-cell>
          <table:table-cell table:style-name="ce3" table:formula="of:=[.O16]+[.O17]+[.O18]+[.O19]+[.O20]+[.O21]+[.O22]+1" office:value-type="float" office:value="6" calcext:value-type="float">
            <text:p>6</text:p>
          </table:table-cell>
          <table:table-cell table:style-name="ce3" table:formula="of:=[.P16]+[.P17]+[.P18]+[.P19]+[.P20]+[.P21]+[.P22]+1" office:value-type="float" office:value="10.25" calcext:value-type="float">
            <text:p>10.25</text:p>
          </table:table-cell>
          <table:table-cell table:style-name="ce3" table:formula="of:=[.Q16]+[.Q17]+[.Q18]+[.Q19]+[.Q20]+[.Q21]+[.Q22]+1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Worker 4</text:p>
          </table:table-cell>
          <table:table-cell table:style-name="ce3" table:formula="of:=[.T16]+[.T17]+[.T18]+[.T19]+[.T20]+[.T21]+1" office:value-type="float" office:value="4" calcext:value-type="float">
            <text:p>4</text:p>
          </table:table-cell>
          <table:table-cell table:style-name="ce3" table:formula="of:=[.U16]+[.U17]+[.U18]+[.U19]+[.U20]+[.U21]+1" office:value-type="float" office:value="6.25" calcext:value-type="float">
            <text:p>6.25</text:p>
          </table:table-cell>
          <table:table-cell table:style-name="ce3" table:formula="of:=[.V16]+[.V17]+[.V18]+[.V19]+[.V20]+[.V21]+1" office:value-type="float" office:value="53" calcext:value-type="float">
            <text:p>53</text:p>
          </table:table-cell>
          <table:table-cell/>
          <table:table-cell table:style-name="ce3" office:value-type="string" calcext:value-type="string">
            <text:p>Worker 5</text:p>
          </table:table-cell>
          <table:table-cell table:style-name="ce3" table:formula="of:=[.Y16]+[.Y17]+[.Y18]+[.Y19]+[.Y20]+[.Y21]+1" office:value-type="float" office:value="4" calcext:value-type="float">
            <text:p>4</text:p>
          </table:table-cell>
          <table:table-cell table:style-name="ce3" table:formula="of:=[.Z16]+[.Z17]+[.Z18]+[.Z19]+[.Z20]+[.Z21]+1" office:value-type="float" office:value="6.25" calcext:value-type="float">
            <text:p>6.25</text:p>
          </table:table-cell>
          <table:table-cell table:style-name="ce3" table:formula="of:=[.AA16]+[.AA17]+[.AA18]+[.AA19]+[.AA20]+[.AA21]+1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D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D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D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Cac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ac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Cac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ac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ac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Frontend</text:p>
          </table:table-cell>
          <table:table-cell table:style-name="ce2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Frontend</text:p>
          </table:table-cell>
          <table:table-cell table:style-name="ce2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Frontend</text:p>
          </table:table-cell>
          <table:table-cell table:style-name="ce2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Frontend</text:p>
          </table:table-cell>
          <table:table-cell table:style-name="ce2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Frontend</text:p>
          </table:table-cell>
          <table:table-cell table:style-name="ce2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acke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Node exporter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omebeats</text:p>
          </table:table-cell>
          <table:table-cell table:style-name="ce2" table:number-columns-repeated="3"/>
          <table:table-cell table:number-columns-repeated="11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8"/>
          <table:table-cell table:style-name="ce2"/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ОЗУ</text:p>
          </table:table-cell>
          <table:table-cell table:style-name="ce5" office:value-type="string" calcext:value-type="string">
            <text:p>Диск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" office:value-type="string" calcext:value-type="string">
            <text:p>Итого: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E8]+[.J8]+[.O8]+[.T8]+[.E15]+[.J15]+[.O15]+[.T15]+[.Y15]" office:value-type="float" office:value="36" calcext:value-type="float">
            <text:p>36</text:p>
          </table:table-cell>
          <table:table-cell table:style-name="ce3" table:formula="of:=[.F8]+[.K8]+[.P8]+[.U8]+[.F15]+[.K15]+[.P15]+[.U15]+[.Z15]" office:value-type="float" office:value="71.25" calcext:value-type="float">
            <text:p>71.25</text:p>
          </table:table-cell>
          <table:table-cell table:style-name="ce3" table:formula="of:=[.G8]+[.L8]+[.Q8]+[.V8]+[.G15]+[.L15]+[.Q15]+[.V15]+[.AA15]" office:value-type="float" office:value="1215" calcext:value-type="float">
            <text:p>1215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00:30:21.828730012</meta:creation-date>
    <dc:date>2021-07-24T02:34:07.218776130</dc:date>
    <meta:editing-duration>PT10M39S</meta:editing-duration>
    <meta:editing-cycles>3</meta:editing-cycles>
    <meta:generator>LibreOffice/7.1.4.2$Linux_X86_64 LibreOffice_project/10$Build-2</meta:generator>
    <meta:document-statistic meta:table-count="1" meta:cell-count="179" meta:object-count="0"/>
  </office:meta>
</office:document-meta>
</file>